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P2" style:family="paragraph" style:parent-style-name="Standard">
      <style:text-properties fo:font-size="14pt"/>
    </style:style>
    <style:style style:name="P3" style:family="paragraph" style:parent-style-name="Standard">
      <style:text-properties fo:font-size="14pt" fo:font-weight="bold" style:font-weight-asian="bold" style:font-weight-complex="bold"/>
    </style:style>
    <style:style style:name="P4" style:family="paragraph" style:parent-style-name="Standard">
      <style:text-properties fo:font-size="12pt"/>
    </style:style>
    <style:style style:name="P5" style:family="paragraph" style:parent-style-name="Standard">
      <style:text-properties fo:font-size="12pt" officeooo:paragraph-rsid="001a714f"/>
    </style:style>
    <style:style style:name="P6" style:family="paragraph" style:parent-style-name="Standard">
      <style:text-properties fo:font-size="12pt" officeooo:paragraph-rsid="002e3130"/>
    </style:style>
    <style:style style:name="P7" style:family="paragraph" style:parent-style-name="Standard">
      <style:paragraph-properties fo:text-align="end" style:justify-single-word="false"/>
      <style:text-properties fo:font-size="12pt" officeooo:rsid="0022fd25" officeooo:paragraph-rsid="0022fd25"/>
    </style:style>
    <style:style style:name="T1" style:family="text">
      <style:text-properties officeooo:rsid="00083c78"/>
    </style:style>
    <style:style style:name="T2" style:family="text">
      <style:text-properties officeooo:rsid="000b1818"/>
    </style:style>
    <style:style style:name="T3" style:family="text">
      <style:text-properties officeooo:rsid="000caadc"/>
    </style:style>
    <style:style style:name="T4" style:family="text">
      <style:text-properties officeooo:rsid="002653bf"/>
    </style:style>
    <style:style style:name="T5" style:family="text">
      <style:text-properties officeooo:rsid="0023b6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KLARACJA CZŁONKOWSKA</text:p>
      <text:p text:style-name="P1">CHRZEŚCIJAŃSKA UNIA JEDNOŚCI (ChUJ)</text:p>
      <text:p text:style-name="P2"/>
      <text:p text:style-name="P2">Ja, niżej podpisany/a, niniejszym zgłaszam chęć przystąpienia do Chrześcijańskiej Unii Jedności jako Członek Zwyczajny.</text:p>
      <text:p text:style-name="P2"/>
      <text:p text:style-name="P3">I. <text:span text:style-name="T1">Dane osobowe:</text:span></text:p>
      <text:p text:style-name="P4"/>
      <text:p text:style-name="P5">Imię i Nazwisko: __________________________________________________________________</text:p>
      <text:p text:style-name="P5">Data urodzenia: ___________________________________________________________________</text:p>
      <text:p text:style-name="P5">Numer telefonu: __________________________________________________________________</text:p>
      <text:p text:style-name="P5">Adres e-mail: ____________________________________________________________________</text:p>
      <text:p text:style-name="P4"/>
      <text:p text:style-name="P3">II. <text:span text:style-name="T2">Oświadczenia:</text:span></text:p>
      <text:p text:style-name="P3"/>
      <text:p text:style-name="P4">Oświadczam, że zapoznałem/am się ze Statutem oraz Programem „Nowa Polska 2026” Chrześcijańskiej Unii Jedności i w pełni utożsamiam się z ich postanowieniami.</text:p>
      <text:p text:style-name="P2"/>
      <text:p text:style-name="P4">Zobowiązuję się do aktywnego uczestnictwa w życiu organizacji oraz dbania o jej dobre imię i godne reprezentowanie jej wartości.</text:p>
      <text:p text:style-name="P4"/>
      <text:p text:style-name="P4">Wyrażam zgodę na przetwarzanie moich danych osobowych dla celów związanych z działalnością statutową organizacji.</text:p>
      <text:p text:style-name="P4"/>
      <text:p text:style-name="P4">Potwierdzam, że nie należę do innych ugrupowań, których cele są sprzeczne z linią programową Chrześcijańskiej Unii Jedności.</text:p>
      <text:p text:style-name="P2"/>
      <text:p text:style-name="P3">III. <text:span text:style-name="T3">Dodatkowe informacje:</text:span></text:p>
      <text:p text:style-name="P4">W czym chciałbyś/chciałabyś nam pomóc? (np. grafika, media społecznościowe, organizacja eventów, pomoc w nauce/wolontariat):</text:p>
      <text:p text:style-name="P6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6">________________________________________________________________________________</text:p>
      <text:p text:style-name="P6">________________________________________________________________________________</text:p>
      <text:p text:style-name="P6">________________________________________________________________________________</text:p>
      <text:p text:style-name="P6">________________________________________________________________________________</text:p>
      <text:p text:style-name="P6">________________________________________________________________________________</text:p>
      <text:p text:style-name="P7"/>
      <text:p text:style-name="P7"/>
      <text:p text:style-name="P7"/>
      <text:p text:style-name="P7"><text:span text:style-name="T4">Miejsce na c</text:span>zytelny podpis składającego deklaracj<text:span text:style-name="T5">ę:</text:span></text:p>
      <text:p text:style-name="P7"/>
      <text:p text:style-name="P7"/>
      <text:p text:style-name="P7"/>
      <text:p text:style-name="P7">…………………………………………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8T19:36:27.684704100</meta:creation-date>
    <dc:date>2026-01-18T19:43:07.156023400</dc:date>
    <meta:editing-duration>PT6M29S</meta:editing-duration>
    <meta:editing-cycles>26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23" meta:word-count="140" meta:character-count="2239" meta:non-whitespace-character-count="2122"/>
  </office:meta>
</office:document-meta>
</file>